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28cm" svg:stroke-color="#b2b2b2" draw:marker-start-width="0.242cm" draw:marker-end-width="0.242cm" draw:fill="none" draw:textarea-horizontal-align="justify" draw:textarea-vertical-align="top" draw:auto-grow-height="false" fo:min-height="4.422cm" fo:min-width="8.772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2.75cm" fo:min-width="3.2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4cm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 fo:min-height="2.35cm" fo:min-width="3.8cm"/>
    </style:style>
    <style:style style:name="gr5" style:family="graphic" style:parent-style-name="standard">
      <style:graphic-properties svg:stroke-color="#000000" draw:fill-color="#ff950e" draw:textarea-horizontal-align="justify" draw:textarea-vertical-align="middle" draw:auto-grow-height="false" fo:min-height="2.35cm" fo:min-width="3.6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2.35cm" fo:min-width="3.8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35cm" svg:stroke-color="#ff950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999999" fo:font-size="14pt"/>
    </style:style>
    <style:style style:name="P3" style:family="paragraph">
      <loext:graphic-properties draw:fill-color="#dddddd"/>
      <style:paragraph-properties fo:text-align="center"/>
      <style:text-properties fo:font-size="12pt"/>
    </style:style>
    <style:style style:name="P4" style:family="paragraph">
      <loext:graphic-properties draw:fill-color="#ff950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fo:color="#999999" fo:font-size="14pt"/>
    </style:style>
    <style:style style:name="T2" style:family="text">
      <style:text-properties fo:font-size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3cm" svg:height="4.7cm" svg:x="4.9cm" svg:y="1.4cm">
          <text:p text:style-name="P1"><text:span text:style-name="T1">JMeter Insta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7cm" svg:height="3cm" svg:x="10.1cm" svg:y="2.8cm">
          <text:p text:style-name="P1"><text:span text:style-name="T2">Hono</text:span></text:p>
          <text:p text:style-name="P1"><text:span text:style-name="T2">Receiver</text:span></text:p>
          <text:p text:style-name="P1"><text:span text:style-name="T2">Samp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5cm" svg:height="1.4cm" svg:x="5.3cm" svg:y="4.4cm">
          <text:p text:style-name="P1"><text:span text:style-name="T2">HonoSenderSamp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4cm" svg:x="5.3cm" svg:y="2.8cm">
          <text:p text:style-name="P1"><text:span text:style-name="T2">HTTP/MQTTSampl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3cm" svg:height="2.6cm" svg:x="7.3cm" svg:y="8.1cm">
          <text:p text:style-name="P1"><text:span text:style-name="T3">Hono</text:span></text:p>
          <text:p text:style-name="P1"><text:span text:style-name="T3">Messag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4.1cm" svg:height="2.6cm" svg:x="1.5cm" svg:y="8.1cm">
          <text:p text:style-name="P1"><text:span text:style-name="T3">HTTP/MQTT</text:span></text:p>
          <text:p text:style-name="P1"><text:span text:style-name="T3">Adapt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4.3cm" svg:height="2.6cm" svg:x="13.4cm" svg:y="8.1cm">
          <text:p text:style-name="P1"><text:span text:style-name="T3">AMQP 1.0</text:span></text:p>
          <text:p text:style-name="P1"><text:span text:style-name="T3">Messaging</text:span></text:p>
          <text:p text:style-name="P1"><text:span text:style-name="T3">Network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5.3cm" svg:y1="3.5cm" svg:x2="3.55cm" svg:y2="8.1cm" draw:start-shape="id1" draw:start-glue-point="3" draw:end-shape="id2" draw:end-glue-point="0" svg:d="M5300 3500h-1750v4600" svg:viewBox="0 0 1751 4601">
          <text:p/>
        </draw:connector>
        <draw:connector draw:style-name="gr8" draw:text-style-name="P6" draw:layer="layout" draw:line-skew="-0.499cm" svg:x1="5.3cm" svg:y1="5.1cm" svg:x2="9.45cm" svg:y2="8.1cm" draw:start-shape="id3" draw:start-glue-point="3" draw:end-shape="id4" draw:end-glue-point="0" svg:d="M5300 5100h-1000v1850h5150v1150" svg:viewBox="0 0 5151 3001">
          <text:p/>
        </draw:connector>
        <draw:connector draw:style-name="gr8" draw:text-style-name="P6" draw:layer="layout" svg:x1="5.6cm" svg:y1="9.4cm" svg:x2="7.3cm" svg:y2="9.4cm" draw:start-shape="id2" draw:start-glue-point="1" draw:end-shape="id4" draw:end-glue-point="3" svg:d="M5600 9400h1700" svg:viewBox="0 0 1701 1">
          <text:p/>
        </draw:connector>
        <draw:connector draw:style-name="gr8" draw:text-style-name="P6" draw:layer="layout" svg:x1="11.6cm" svg:y1="9.4cm" svg:x2="13.4cm" svg:y2="9.4cm" draw:start-shape="id4" draw:start-glue-point="1" draw:end-shape="id5" draw:end-glue-point="3" svg:d="M11600 9400h1800" svg:viewBox="0 0 1801 1">
          <text:p/>
        </draw:connector>
        <draw:connector draw:style-name="gr8" draw:text-style-name="P6" draw:layer="layout" svg:x1="15.55cm" svg:y1="8.1cm" svg:x2="13.8cm" svg:y2="4.3cm" draw:start-shape="id5" draw:start-glue-point="0" draw:end-shape="id6" draw:end-glue-point="1" svg:d="M15550 8100v-3800h-1750" svg:viewBox="0 0 1751 3801">
          <text:p/>
        </draw:connector>
        <draw:line draw:style-name="gr9" draw:text-style-name="P6" draw:layer="layout" svg:x1="5cm" svg:y1="11.8cm" svg:x2="6.5cm" svg:y2="11.8cm">
          <text:p/>
        </draw:line>
        <draw:frame draw:style-name="gr10" draw:text-style-name="P7" draw:layer="layout" svg:width="2.7cm" svg:height="0.9cm" svg:x="6.6cm" svg:y="11.5cm">
          <draw:text-box>
            <text:p><text:span text:style-name="T2">AMQP 1.0</text:span></text:p>
          </draw:text-box>
        </draw:frame>
        <draw:line draw:style-name="gr11" draw:text-style-name="P6" draw:layer="layout" svg:x1="9.891cm" svg:y1="11.8cm" svg:x2="11.391cm" svg:y2="11.8cm">
          <text:p/>
        </draw:line>
        <draw:frame draw:style-name="gr10" draw:text-style-name="P7" draw:layer="layout" svg:width="3.209cm" svg:height="0.9cm" svg:x="11.491cm" svg:y="11.5cm">
          <draw:text-box>
            <text:p><text:span text:style-name="T2">HTTP/MQT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2cm" fo:page-height="13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i Hudalla</meta:initial-creator>
    <meta:creation-date>2018-03-06T11:44:45.507084728</meta:creation-date>
    <dc:date>2018-03-06T14:21:02.793662360</dc:date>
    <dc:creator>Kai Hudalla</dc:creator>
    <meta:editing-duration>PT9M5S</meta:editing-duration>
    <meta:editing-cycles>3</meta:editing-cycles>
    <meta:generator>LibreOffice/5.4.5.1$Linux_X86_64 LibreOffice_project/40m0$Build-1</meta:generator>
    <meta:document-statistic meta:object-count="16"/>
  </office:meta>
</office:document-meta>
</file>